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Medium"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text-properties fo:font-style="italic" officeooo:rsid="001270c9" officeooo:paragraph-rsid="001270c9"/>
    </style:style>
    <style:style style:name="P2" style:family="paragraph" style:parent-style-name="Text_20_body">
      <style:paragraph-properties fo:text-align="justify" style:justify-single-word="false"/>
      <style:text-properties style:font-name="Noto Sans" fo:font-style="normal" officeooo:rsid="001270c9" officeooo:paragraph-rsid="001270c9" style:font-style-asian="normal" style:font-style-complex="normal"/>
    </style:style>
    <style:style style:name="P3" style:family="paragraph" style:parent-style-name="Heading_20_2">
      <style:text-properties style:font-name="Noto Sans" fo:font-style="normal" style:font-style-asian="normal" style:font-style-complex="normal"/>
    </style:style>
    <style:style style:name="P4" style:family="paragraph" style:parent-style-name="Standard" style:list-style-name="L1">
      <style:paragraph-properties fo:text-align="justify" style:justify-single-word="false"/>
      <style:text-properties style:font-name="Noto Sans" fo:font-style="normal" officeooo:rsid="001270c9" officeooo:paragraph-rsid="0012ad05" style:font-style-asian="normal" style:font-style-complex="normal"/>
    </style:style>
    <style:style style:name="P5" style:family="paragraph" style:parent-style-name="Standard">
      <style:text-properties style:font-name="Noto Sans" fo:font-style="normal" officeooo:rsid="001270c9" officeooo:paragraph-rsid="001270c9" style:font-style-asian="normal" style:font-style-complex="normal"/>
    </style:style>
    <style:style style:name="P6" style:family="paragraph" style:parent-style-name="Heading_20_2">
      <style:text-properties style:font-name="Noto Sans" fo:font-style="normal" officeooo:rsid="001270c9" officeooo:paragraph-rsid="001270c9" style:font-style-asian="normal" style:font-style-complex="normal"/>
    </style:style>
    <style:style style:name="P7" style:family="paragraph" style:parent-style-name="Text_20_body" style:list-style-name="L2">
      <style:paragraph-properties fo:margin-top="0cm" fo:margin-bottom="0cm" style:contextual-spacing="false" fo:text-align="justify" style:justify-single-word="false"/>
      <style:text-properties style:font-name="Noto Sans" fo:font-style="normal" officeooo:rsid="001270c9" style:font-style-asian="normal" style:font-style-complex="normal"/>
    </style:style>
    <style:style style:name="T1" style:family="text">
      <style:text-properties style:font-name="Noto San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urs 2<text:line-break/><text:span text:style-name="T1">Symulacja pierwszego robota <text:line-break/>w Isaac Sim</text:span></text:p>
      <text:p text:style-name="P1"/>
      <text:p text:style-name="P1"/>
      <text:p text:style-name="P2">Rozpoczniemy kompleksową ścieżkę edukacyjną, aby rozpocząć symulację robotyki przy użyciu Isaac Sim. Ten przyjazny dla początkujących kurs poprowadzi Cię przez proces budowy prostego robota poprzez montaż kluczowych komponentów, takich jak podwozie, koła i przeguby. Następnie zastosujesz właściwości fizyczne, aby symulować realistyczne interakcje między robotem a jego otoczeniem.</text:p>
      <text:p text:style-name="P2">W miarę postępów zaprojektujesz mechanizmy sterujące przy użyciu ROS 2 i OmniGraph, aby umożliwić dynamiczny ruch robota. Zintegrujesz zaawansowane czujniki, takie jak RGB i 2D Lidar, aby zwiększyć świadomość środowiskową robota. Następnie prześlesz dane z czujników z Isaac Sim do ROS 2 w celu wizualizacji i analizy w czasie rzeczywistym w RViz. Na koniec nauczysz się diagnozować i rozwiązywać typowe problemy związane z symulacją, sterowaniem i strumieniowaniem danych, aby zapewnić płynne działanie robota.</text:p>
      <text:p text:style-name="P2">Ten kurs wyposaża Cię w niezbędne umiejętności do tworzenia dynamicznych symulacji i kładzie podwaliny pod przyszłe projekty z zakresu robotyki. Pod koniec tego kursu będziesz mieć solidne podstawy w zakresie korzystania z Isaac Sim do symulacji i sterowania robotami, co przygotuje Cię do bardziej zaawansowanych projektów z zakresu robotyki.</text:p>
      <text:h text:style-name="P3" text:outline-level="2">Wymagania wstępne</text:h>
      <text:list text:style-name="L1">
        <text:list-item>
          <text:p text:style-name="P4">Podstawowa znajomość języka Python i pojęć z zakresu robotyki.</text:p>
        </text:list-item>
        <text:list-item>
          <text:p text:style-name="P4">Do udziału w kursie i prawidłowego działania symulacji niezbędny jest komputer z systemem Linux spełniający wymagania systemowe Isaaca Sim. </text:p>
        </text:list-item>
      </text:list>
      <text:p text:style-name="P5"/>
      <text:h text:style-name="P6" text:outline-level="2">Cele nauczania</text:h>
      <text:list text:style-name="L2">
        <text:list-item>
          <text:p text:style-name="P7">Zbuduj prosty model robota w Isaac Sim, używając podstawowych elementów, takich jak podwozie, koła i przeguby.</text:p>
        </text:list-item>
        <text:list-item>
          <text:p text:style-name="P7">Zastosuj fizykę, żeby symulować realistyczne interakcje między robotem a otoczeniem.</text:p>
        </text:list-item>
        <text:list-item>
          <text:p text:style-name="P7"><text:soft-page-break/>Zaprojektuj mechanizmy sterujące przy użyciu ROS 2 i OmniGraph, aby umożliwić dynamiczny ruch robota.</text:p>
        </text:list-item>
        <text:list-item>
          <text:p text:style-name="P7">Zintegruj zaawansowane czujniki, takie jak RGB i lidar 2D, aby zwiększyć świadomość otoczenia robota.</text:p>
        </text:list-item>
        <text:list-item>
          <text:p text:style-name="P7">Przesyłaj dane z czujników z Isaac Sim do ROS 2 w celu wizualizacji i analizy w czasie rzeczywistym w RViz.</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Medium"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0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top="0.499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1"/><text:page-number text:select-page="current">2</text:page-number><text:s/>/ <text:page-count>2</text:page-count><text:bookmark-end text:name="PageNumWizard_FOOTER_Domyślny styl strony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teusz Pomianek</meta:initial-creator>
    <meta:creation-date>2026-02-07T13:16:27.975110945</meta:creation-date>
    <dc:date>2026-02-09T16:39:04.060332975</dc:date>
    <dc:creator>Mateusz Pomianek</dc:creator>
    <meta:editing-duration>PT6M15S</meta:editing-duration>
    <meta:editing-cycles>12</meta:editing-cycles>
    <meta:generator>LibreOffice/25.8.4.2$Linux_X86_64 LibreOffice_project/580$Build-2</meta:generator>
    <meta:document-statistic meta:table-count="0" meta:image-count="0" meta:object-count="0" meta:page-count="2" meta:paragraph-count="14" meta:word-count="293" meta:character-count="2038" meta:non-whitespace-character-count="1764"/>
  </office:meta>
</office:document-meta>
</file>